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1000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1000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table:number-columns-repeated="1000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table:number-columns-repeated="1000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table:number-columns-repeated="1000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table:number-columns-repeated="1000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table:number-columns-repeated="1000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table:number-columns-repeated="1000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table:number-columns-repeated="1000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table:number-columns-repeated="1000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table:number-columns-repeated="1000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table:number-columns-repeated="1000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table:number-columns-repeated="1000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table:number-columns-repeated="1000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table:number-columns-repeated="1000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table:number-columns-repeated="1000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table:number-columns-repeated="1000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table:number-columns-repeated="1000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table:number-columns-repeated="1000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table:number-columns-repeated="1000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table:number-columns-repeated="1000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table:number-columns-repeated="1000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table:number-columns-repeated="1000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table:number-columns-repeated="1000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table:number-columns-repeated="1000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table:number-columns-repeated="1000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table:number-columns-repeated="1000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table:number-columns-repeated="1000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table:number-columns-repeated="1000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table:number-columns-repeated="100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table:number-columns-repeated="1001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table:number-columns-repeated="1001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table:number-columns-repeated="1001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table:number-columns-repeated="1001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table:number-columns-repeated="1001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table:number-columns-repeated="1001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table:number-columns-repeated="1001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table:number-columns-repeated="1001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table:number-columns-repeated="1001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table:number-columns-repeated="1001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1005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1005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1005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1005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1005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1010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1010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1010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1010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1010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1010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1010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1010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1010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1.7079in" svg:y="2.0543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4287in" svg:y="9.543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table:number-columns-repeated="1000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table:number-columns-repeated="1000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table:number-columns-repeated="1000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table:number-columns-repeated="1000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table:number-columns-repeated="1000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table:number-columns-repeated="1000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table:number-columns-repeated="1000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table:number-columns-repeated="1000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table:number-columns-repeated="1000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table:number-columns-repeated="100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table:number-columns-repeated="100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table:number-columns-repeated="100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table:number-columns-repeated="100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table:number-columns-repeated="100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table:number-columns-repeated="100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table:number-columns-repeated="100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table:number-columns-repeated="100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table:number-columns-repeated="100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table:number-columns-repeated="100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1005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1005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1005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1005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1005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table:formula="of:=MAX([.S3:.S52])" office:value-type="float" office:value="0.820506" calcext:value-type="float">
            <text:p>0.820506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1010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2.5504in" svg:y="0.5283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2.6661in" svg:y="5.7528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number-columns-repeated="1000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number-columns-repeated="1000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number-columns-repeated="1000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number-columns-repeated="1000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number-columns-repeated="1000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number-columns-repeated="1000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number-columns-repeated="1000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number-columns-repeated="1000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number-columns-repeated="1000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number-columns-repeated="100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1005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1005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1005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1005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1005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3:32:48.779359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01T13:37:15.701001604</dc:date>
    <meta:editing-duration>P29DT9H26M27S</meta:editing-duration>
    <meta:editing-cycles>408</meta:editing-cycles>
    <meta:generator>LibreOffice/7.0.4.2$Linux_X86_64 LibreOffice_project/00$Build-2</meta:generator>
    <meta:document-statistic meta:table-count="3" meta:cell-count="3373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column-mapping="0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column-mapping="0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